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1cm" svg:stroke-color="#ffcc99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draw:stroke="none"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996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svg:stroke-width="0.071cm" svg:stroke-color="#ff9966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draw:stroke="none" svg:stroke-color="#000000" draw:fill="none" draw:fill-color="#ffffff" fo:min-height="5.466cm"/>
    </style:style>
    <style:style style:name="gr7" style:family="graphic" style:parent-style-name="standard">
      <style:graphic-properties draw:stroke="none" svg:stroke-color="#000000" draw:fill="none" draw:fill-color="#ffffff" fo:min-height="1.77cm"/>
    </style:style>
    <style:style style:name="gr8" style:family="graphic" style:parent-style-name="standard">
      <style:graphic-properties svg:stroke-width="0.071cm" svg:stroke-color="#ff6633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font-family="CourierNewPSMT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5.127cm" svg:x1="6.27cm" svg:y1="5.515cm" svg:x2="17.049cm" svg:y2="8.8cm" draw:start-shape="id1" draw:start-glue-point="1" svg:d="m6270 5515h10767v3285h12">
          <text:p/>
        </draw:connector>
        <draw:custom-shape draw:style-name="gr2" draw:text-style-name="P1" draw:id="id4" draw:layer="layout" svg:width="3.255cm" svg:height="0.635cm" svg:x="4.153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3.175cm" svg:height="1.334cm" svg:x="1cm" svg:y="3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id="id1" draw:layer="layout" svg:width="5.27cm" svg:height="1.369cm" svg:x="1cm" svg:y="4.8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5.499cm" svg:height="0.529cm" svg:x="10.249cm" svg:y="7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478cm" svg:height="0.645cm" svg:x="10.249cm" svg:y="8.8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2.773cm" svg:height="1.529cm" svg:x="7.316cm" svg:y="7.938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175cm" svg:y1="4.107cm" svg:x2="12.998cm" svg:y2="7.938cm" draw:start-shape="id2" draw:start-glue-point="1" draw:end-shape="id3" draw:end-glue-point="0" svg:d="m4175 4107h8823v3831">
          <text:p/>
        </draw:connector>
        <draw:frame draw:style-name="gr6" draw:text-style-name="P2" draw:layer="layout" svg:width="12.199cm" svg:height="5.716cm" svg:x="1cm" svg:y="0.999cm">
          <draw:text-box>
            <text:p text:style-name="P2"><text:span text:style-name="T1">CREATE VIEW "rack+server" AS SELECT</text:span></text:p>
            <text:p text:style-name="P2"><text:span text:style-name="T1"><text:s text:c="2"/></text:span><text:span text:style-name="T1">rack,</text:span></text:p>
            <text:p text:style-name="P2"><text:span text:style-name="T1"><text:s text:c="2"/></text:span><text:span text:style-name="T1">server,</text:span></text:p>
            <text:p text:style-name="P2"><text:span text:style-name="T1"><text:s text:c="2"/></text:span><text:span text:style-name="T1">&lt;all measurements&gt;,</text:span></text:p>
            <text:p text:style-name="P2"><text:span text:style-name="T1">FROM myCube</text:span></text:p>
            <text:p text:style-name="P2"><text:span text:style-name="T1">GROUP BY</text:span></text:p>
            <text:p text:style-name="P2"><text:span text:style-name="T1"><text:s text:c="2"/></text:span><text:span text:style-name="T1">rack,</text:span></text:p>
            <text:p text:style-name="P2"><text:span text:style-name="T1"><text:s text:c="2"/></text:span><text:span text:style-name="T1">server</text:span></text:p>
            <text:p text:style-name="P2"><text:span text:style-name="T1">HAVING</text:span></text:p>
            <text:p text:style-name="P2"><text:span text:style-name="T1"><text:s text:c="2"/></text:span><text:span text:style-name="T1">rack IS NOT NULL</text:span></text:p>
            <text:p text:style-name="P2"><text:span text:style-name="T1"><text:s text:c="2"/></text:span><text:span text:style-name="T1">server IS NOT NULL</text:span></text:p>
          </draw:text-box>
        </draw:frame>
        <draw:frame draw:style-name="gr7" draw:text-style-name="P2" draw:layer="layout" svg:width="16.969cm" svg:height="2.02cm" svg:x="1cm" svg:y="7.87cm">
          <draw:text-box>
            <text:p text:style-name="P2"><text:span text:style-name="T1">dataset.cube.aggregation.rack+server.dimensions=rack,server</text:span></text:p>
            <text:p text:style-name="P2"><text:span text:style-name="T1"/></text:p>
            <text:p text:style-name="P2"><text:span text:style-name="T1">dataset.cube.aggregation.rack+server.requiredDimensions=rack,server</text:span></text:p>
          </draw:text-box>
        </draw:frame>
        <draw:connector draw:style-name="gr8" draw:text-style-name="P1" draw:layer="layout" draw:line-skew="-2.566cm" svg:x1="5.78cm" svg:y1="1.635cm" svg:x2="8.702cm" svg:y2="7.938cm" draw:start-shape="id4" draw:start-glue-point="2" draw:end-shape="id5" svg:d="m5780 1635v585h2922v57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088cm" fo:page-height="20.7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hn Jackson</meta:initial-creator>
    <meta:creation-date>2015-05-01T11:05:30</meta:creation-date>
    <meta:generator>NeoOffice/3.4.1$Unix OpenOffice.org_project/Patch 14</meta:generator>
    <dc:date>2015-05-01T11:29:47</dc:date>
    <dc:creator>John Jackson</dc:creator>
    <meta:editing-duration>PT00H24M17S</meta:editing-duration>
    <meta:editing-cycles>6</meta:editing-cycles>
    <meta:document-statistic meta:object-count="11"/>
  </office:meta>
</office:document-meta>
</file>